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5.701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269cm"/>
    </style:style>
    <style:style style:name="co6" style:family="table-column">
      <style:table-column-properties fo:break-before="auto" style:column-width="9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AFTER(ESD)</text:p>
          </table:table-cell>
          <table:table-cell office:value-type="string" calcext:value-type="string">
            <text:p>BEFORE(ESD)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Correc for after esd trace</text:p>
          </table:table-cell>
          <table:table-cell office:value-type="string" calcext:value-type="string">
            <text:p>AFTER_RES_CLK</text:p>
          </table:table-cell>
        </table:table-row>
        <table:table-row table:style-name="ro1">
          <table:table-cell office:value-type="string" calcext:value-type="string">
            <text:p>DAT0</text:p>
          </table:table-cell>
          <table:table-cell office:value-type="float" office:value="105.47" calcext:value-type="float">
            <text:p>105,47</text:p>
          </table:table-cell>
          <table:table-cell office:value-type="float" office:value="22.57" calcext:value-type="float">
            <text:p>22,57</text:p>
          </table:table-cell>
          <table:table-cell table:formula="of:=[.B2]+[.C2]" office:value-type="float" office:value="128.04" calcext:value-type="float">
            <text:p>128,04</text:p>
          </table:table-cell>
          <table:table-cell table:formula="of:=([.D4]-[.D2])+[.B2]" office:value-type="float" office:value="137.12" calcext:value-type="float">
            <text:p>137,12</text:p>
          </table:table-cell>
          <table:table-cell/>
        </table:table-row>
        <table:table-row table:style-name="ro1">
          <table:table-cell office:value-type="string" calcext:value-type="string">
            <text:p>DAT1</text:p>
          </table:table-cell>
          <table:table-cell office:value-type="float" office:value="114.2" calcext:value-type="float">
            <text:p>114,2</text:p>
          </table:table-cell>
          <table:table-cell office:value-type="float" office:value="27.29" calcext:value-type="float">
            <text:p>27,29</text:p>
          </table:table-cell>
          <table:table-cell table:formula="of:=[.B3]+[.C3]" office:value-type="float" office:value="141.49" calcext:value-type="float">
            <text:p>141,49</text:p>
          </table:table-cell>
          <table:table-cell table:formula="of:=([.D4]-[.D3])+[.B3]" office:value-type="float" office:value="132.4" calcext:value-type="float">
            <text:p>132,4</text:p>
          </table:table-cell>
          <table:table-cell/>
        </table:table-row>
        <table:table-row table:style-name="ro1">
          <table:table-cell office:value-type="string" calcext:value-type="string">
            <text:p>DAT2</text:p>
          </table:table-cell>
          <table:table-cell office:value-type="float" office:value="129.12" calcext:value-type="float">
            <text:p>129,12</text:p>
          </table:table-cell>
          <table:table-cell office:value-type="float" office:value="30.57" calcext:value-type="float">
            <text:p>30,57</text:p>
          </table:table-cell>
          <table:table-cell table:formula="of:=[.B4]+[.C4]" office:value-type="float" office:value="159.69" calcext:value-type="float">
            <text:p>159,69</text:p>
          </table:table-cell>
          <table:table-cell table:formula="of:=([.D4]-[.D4])+[.B4]" office:value-type="float" office:value="129.12" calcext:value-type="float">
            <text:p>129,12</text:p>
          </table:table-cell>
          <table:table-cell/>
        </table:table-row>
        <table:table-row table:style-name="ro1">
          <table:table-cell office:value-type="string" calcext:value-type="string">
            <text:p>DAT3</text:p>
          </table:table-cell>
          <table:table-cell office:value-type="float" office:value="122.75" calcext:value-type="float">
            <text:p>122,75</text:p>
          </table:table-cell>
          <table:table-cell office:value-type="float" office:value="26.02" calcext:value-type="float">
            <text:p>26,02</text:p>
          </table:table-cell>
          <table:table-cell table:formula="of:=[.B5]+[.C5]" office:value-type="float" office:value="148.77" calcext:value-type="float">
            <text:p>148,77</text:p>
          </table:table-cell>
          <table:table-cell table:formula="of:=([.D4]-[.D5])+[.B5]" office:value-type="float" office:value="133.67" calcext:value-type="float">
            <text:p>133,67</text:p>
          </table:table-cell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115.2" calcext:value-type="float">
            <text:p>115,2</text:p>
          </table:table-cell>
          <table:table-cell office:value-type="float" office:value="15.96" calcext:value-type="float">
            <text:p>15,96</text:p>
          </table:table-cell>
          <table:table-cell table:formula="of:=[.B6]+[.C6]" office:value-type="float" office:value="131.16" calcext:value-type="float">
            <text:p>131,16</text:p>
          </table:table-cell>
          <table:table-cell table:formula="of:=([.D4]-[.D6])+[.B6]-[.F6]" office:value-type="float" office:value="133.05" calcext:value-type="float">
            <text:p>133,05</text:p>
          </table:table-cell>
          <table:table-cell office:value-type="float" office:value="10.68" calcext:value-type="float">
            <text:p>10,68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float" office:value="130.72" calcext:value-type="float">
            <text:p>130,72</text:p>
          </table:table-cell>
          <table:table-cell office:value-type="float" office:value="21.95" calcext:value-type="float">
            <text:p>21,95</text:p>
          </table:table-cell>
          <table:table-cell table:formula="of:=[.B7]+[.C7]" office:value-type="float" office:value="152.67" calcext:value-type="float">
            <text:p>152,67</text:p>
          </table:table-cell>
          <table:table-cell table:formula="of:=([.D4]-[.D7])+[.B7]" office:value-type="float" office:value="137.74" calcext:value-type="float">
            <text:p>137,74</text:p>
          </table:table-cell>
          <table:table-cell/>
        </table:table-row>
      </table:table>
      <table:table table:name="Feuille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I(PIN)</text:p>
          </table:table-cell>
          <table:table-cell office:value-type="string" calcext:value-type="string">
            <text:p>DIE ibs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BCU</text:p>
          </table:table-cell>
        </table:table-row>
        <table:table-row table:style-name="ro1">
          <table:table-cell office:value-type="string" calcext:value-type="string">
            <text:p>D0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P</text:p>
          </table:table-cell>
          <table:table-cell table:number-columns-repeated="3"/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6:31:38.294928000</meta:creation-date>
    <dc:date>2026-04-08T05:29:32.679018200</dc:date>
    <meta:editing-duration>PT12H26M6S</meta:editing-duration>
    <meta:editing-cycles>4</meta:editing-cycles>
    <meta:generator>LibreOffice/26.2.2.2$Windows_X86_64 LibreOffice_project/1f77d10d6938fd34972958f64b2bcfa54f8b1ba5</meta:generator>
    <meta:document-statistic meta:table-count="3" meta:cell-count="47" meta:object-count="0"/>
  </office:meta>
</office:document-meta>
</file>